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Heading_20_1" style:master-page-name="Standard">
      <style:paragraph-properties style:page-number="auto"/>
    </style:style>
    <style:style style:name="P4" style:family="paragraph" style:parent-style-name="Heading_20_1">
      <style:text-properties fo:language="en" fo:country="US"/>
    </style:style>
    <style:style style:name="P5"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ufgabe 1</text:h>
      <text:p text:style-name="Standard">Der C-Compiler kompiliert den Programmcode direkt in Maschinencode, während der Java-Compiler ihn in eine Art Vorstufe, den sogenannten Byte-Code, umwandelt. Dieser Byte-Code ist die letzte mögliche Vorstufe zu Maschinencode, die Systemunabhängig verarbeitet werden kann. Dazu wird dieser beim Ausführen durch einen System-abhängigen Interpreter ausgelesen und sofort ausgeführt. Dadurch sind Java-Programme zwar langsamer als C, weil diese erst zur Laufzeit übersetzt werden, dafür aber bis auf den Interpreter System-unabhängig.</text:p>
      <text:h text:style-name="Heading_20_1" text:outline-level="1">Aufgabe 2</text:h>
      <text:p text:style-name="P1">class Aufgabe_2 {</text:p>
      <text:p text:style-name="P1"/>
      <text:p text:style-name="P1"><text:s text:c="4"/>public static void main(String[] args) {</text:p>
      <text:p text:style-name="P1"><text:s text:c="8"/>int i, j = 0;</text:p>
      <text:p text:style-name="Standard"><text:span text:style-name="T1"><text:s text:c="8"/></text:span><text:span text:style-name="T2">for</text:span><text:span text:style-name="T1"> (i = 0; i &lt; 3; i++)</text:span></text:p>
      <text:p text:style-name="P1"><text:s text:c="12"/>System.out.println(i);</text:p>
      <text:p text:style-name="Standard"><text:span text:style-name="T1"><text:s text:c="8"/></text:span><text:span text:style-name="T2">while</text:span><text:span text:style-name="T1"> (j &lt; 3) {</text:span></text:p>
      <text:p text:style-name="P1"><text:s text:c="12"/>System.out.println(j);</text:p>
      <text:p text:style-name="P1"><text:s text:c="12"/>j++;</text:p>
      <text:p text:style-name="P1"><text:s text:c="8"/>}</text:p>
      <text:p text:style-name="P1"><text:s text:c="4"/>}</text:p>
      <text:p text:style-name="Standard">}</text:p>
      <text:h text:style-name="P4" text:outline-level="1">Aufgabe 3</text:h>
      <text:p text:style-name="Standard">import java.text.*;</text:p>
      <text:p text:style-name="Standard">import java.util.*;</text:p>
      <text:p text:style-name="Standard">class Aufgabe_3 {</text:p>
      <text:p text:style-name="Standard"/>
      <text:p text:style-name="Standard"><text:s text:c="4"/>public static void main(String[] args) {</text:p>
      <text:p text:style-name="Standard"><text:s text:c="8"/>if (args.length == 0) {</text:p>
      <text:p text:style-name="Standard"><text:s text:c="8"/><text:tab/>System.out.println(Math.E);</text:p>
      <text:p text:style-name="Standard"><text:s text:c="8"/>} else if (args.length == 1) {</text:p>
      <text:p text:style-name="Standard"><text:s text:c="8"/><text:tab/>double d = Double.parseDouble(args[0]);</text:p>
      <text:p text:style-name="Standard"><text:s text:c="8"/><text:tab/>System.out.println("Der Kreisumfang bei einem Radius von " + </text:p>
      <text:p text:style-name="Standard"><text:s text:c="8"/><text:tab/><text:tab/>d + " betraegt " + 2 * d * Math.PI);</text:p>
      <text:p text:style-name="Standard"><text:s text:c="8"/>} else {</text:p>
      <text:p text:style-name="Standard"><text:s text:c="16"/>Calendar cal = Calendar.getInstance();</text:p>
      <text:p text:style-name="Standard"><text:s text:c="16"/>System.out.println("Fehler zum Zeitpunkt: " + cal.getTime());</text:p>
      <text:p text:style-name="Standard"><text:soft-page-break/><text:s text:c="8"/><text:tab/>Date dt = new Date();</text:p>
      <text:p text:style-name="Standard"><text:s text:c="16"/>/* Oder, schoener formatiert: */</text:p>
      <text:p text:style-name="Standard"><text:s text:c="8"/><text:tab/>SimpleDateFormat df = new SimpleDateFormat("dd-MM-yyyy HH:mm");</text:p>
      <text:p text:style-name="Standard"><text:s text:c="8"/><text:tab/>System.out.println("Fehler zum Zeitpunkt: " + df.format(dt));</text:p>
      <text:p text:style-name="Standard"><text:s text:c="8"/>}</text:p>
      <text:p text:style-name="Standard"><text:s text:c="4"/>}</text:p>
      <text:p text:style-name="Standard">}</text:p>
      <text:h text:style-name="Heading_20_1" text:outline-level="1">Aufgabe 4</text:h>
      <text:p text:style-name="P1">class Ball {</text:p>
      <text:p text:style-name="P1"/>
      <text:h text:style-name="Heading_20_2" text:outline-level="2">int pos_x; </text:h>
      <text:p text:style-name="Standard">// Position des Balls horizontal</text:p>
      <text:h text:style-name="Heading_20_2" text:outline-level="2">int pos_y; </text:h>
      <text:p text:style-name="Standard">// Position des Balls vertikal</text:p>
      <text:h text:style-name="Heading_20_2" text:outline-level="2">int updateTime;</text:h>
      <text:p text:style-name="Standard">// so oft wird die Position des Balls neu berechnet.</text:p>
      <text:h text:style-name="Heading_20_2" text:outline-level="2">int speed; </text:h>
      <text:p text:style-name="Standard">/* Geschwindigkeit: solange braucht der Ball, </text:p>
      <text:p text:style-name="Standard">um die Strecke "distance" zurückzulegen. */</text:p>
      <text:h text:style-name="Heading_20_2" text:outline-level="2">int distance; </text:h>
      <text:p text:style-name="Standard">// Distanz, die der Ball in einer "Geschwindigkeitseinheit" zurücklegt.</text:p>
      <text:h text:style-name="Heading_20_2" text:outline-level="2">int direction_x; </text:h>
      <text:p text:style-name="Standard">/* Bewegungsrichtung horizontal. Bildet mit direction_y einen Einheitsvektor der Länge distance. */</text:p>
      <text:h text:style-name="Heading_20_2" text:outline-level="2">int direction_y; </text:h>
      <text:p text:style-name="Standard">// Bewegungsrichtung vertikal.</text:p>
      <text:p text:style-name="Standard">/* Die Bewegung pro "update" wird errechnet durch Multiplikation </text:p>
      <text:p text:style-name="Standard">der Geschwindigkeit mit den Richtungskoordinaten:</text:p>
      <text:p text:style-name="P1">pos_x (new) = speed * direction_x</text:p>
      <text:p text:style-name="P1">pos_y (new) = speed * direction_y</text:p>
      <text:p text:style-name="Standard">1 speed bedeutet, dass der Ball in 1 update 1 distance zurücklegt in Richtung (x|y) */</text:p>
      <text:h text:style-name="Heading_20_2" text:outline-level="2">int radius; </text:h>
      <text:p text:style-name="Standard">// Radius des Balls.</text:p>
      <text:h text:style-name="Heading_20_2" text:outline-level="2"><text:soft-page-break/>int colour; </text:h>
      <text:p text:style-name="Standard">// Farbe</text:p>
      <text:h text:style-name="Heading_20_2" text:outline-level="2">int acc; </text:h>
      <text:p text:style-name="Standard">// optional, wenn Beschleunigung des Balls erwünscht.</text:p>
      <text:h text:style-name="Heading_20_2" text:outline-level="2">void paint(Gameboard board); </text:h>
      <text:p text:style-name="Standard">// Zeichnet Ball auf übergebenes Spielfeld</text:p>
      <text:h text:style-name="Heading_20_2" text:outline-level="2">void update_Position(Gameboard board); </text:h>
      <text:p text:style-name="Standard">/* Berechnet Position des Balls neu. </text:p>
      <text:p text:style-name="Standard">Wenn sich die neuberechnete Position außerhalb des Spielfeldes oben oder unten oder hinter dem Bereich eines Spielersteins befindet, wird die Bewegungsrichtung geändert und anschließend neu berechnet. Distance sollte also möglichst klein gehalten werden. um den Eindruck zu vermitteln, dass der Ball von der Wand abprallt. </text:p>
      <text:p text:style-name="Standard">Wenn die neuberechnete Position links oder rechts im "Aus" liegt, wird je nach Seite</text:p>
      <text:p text:style-name="Standard">der Punktestand erhöht und alle Attribute des Balls zurückgesetzt.*/</text:p>
      <text:h text:style-name="Heading_20_2" text:outline-level="2">void acceleration(); </text:h>
      <text:p text:style-name="Standard">// Ändert je nach "acc" die Einheit "speed"</text:p>
      <text:h text:style-name="Heading_20_2" text:outline-level="2">void change_Direction_x(); </text:h>
      <text:p text:style-name="Standard">// direction_x * -1, wenn Ball auf vertikale Wand trifft.</text:p>
      <text:h text:style-name="P5" text:outline-level="2">void change_Direction_y(); </text:h>
      <text:p text:style-name="Standard">// direction_y * -1, wenn Ball auf horizontale Wand trifft.</text:p>
      <text:h text:style-name="Heading_20_2" text:outline-level="2">void calculate_Direction_y(int change_x); </text:h>
      <text:p text:style-name="Standard">// Berechnet und ändert direction_y, wenn sich x um change_x ändert.</text:p>
      <text:h text:style-name="Heading_20_2" text:outline-level="2">void calculate_Direction_x(int change_y); </text:h>
      <text:p text:style-name="Standard">// Berechnet und ändert direction_y, wenn sich x um change_x ändert.</text:p>
      <text:p text:style-name="Standard">/* Im Normalfall sollte sich beim Auftreffen auf Boden und </text:p>
      <text:p text:style-name="Standard">Decke die Richtung des Balls nur umkehren, während beim Auftreffen auf einen Spielerstein</text:p>
      <text:p text:style-name="Standard">die Richtung und Geschwindigkeit des Steins auf den Ball addiert werden. Deshalb ist</text:p>
      <text:p text:style-name="Standard">im Normalfall nur der Aufruf von calculate_Direction_x notwendig, weil</text:p>
      <text:p text:style-name="Standard">sich die Länge des Vektors in y Richtung ändert. */</text:p>
      <text:h text:style-name="Heading_20_2" text:outline-level="2">void new_Game(int player); </text:h>
      <text:p text:style-name="Standard">/* Setzt die Attribute des Balls zurück und setzt die </text:p>
      <text:p text:style-name="Standard">Ausgangsposition des Balls auf die Seite des Spielers, der den letzten Punkt</text:p>
      <text:p text:style-name="Standard">verloren hat ("player") */</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de" fo:country="DE" style:letter-kerning="true" style:font-name-asian="WenQuanYi Zen Hei"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orphans="2" fo:widows="2" style:writing-mode="lr-tb"/>
      <style:text-properties style:use-window-font-color="true" style:font-name="Tahoma"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0835in" fo:padding-left="0in" fo:padding-right="0in" fo:padding-top="0in" fo:padding-bottom="0.0138in" fo:border-left="none" fo:border-right="none" fo:border-top="none" fo:border-bottom="0.51pt solid #00000a"/>
      <style:text-properties style:font-name="Cambria" fo:font-size="18pt" fo:font-weight="bold" style:font-size-asian="18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text-properties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line-height="112%"/>
      <style:text-properties style:font-name="Cambria" fo:font-size="11pt" fo:font-weight="bold" style:font-size-asian="11pt"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text-properties style:font-name="Cambria" fo:font-size="11pt" fo:font-style="italic" fo:font-weight="bold" style:font-size-asian="11pt"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text-properties fo:color="#7f7f7f" style:font-name="Cambria" fo:font-size="11pt" fo:font-weight="bold" style:font-size-asian="11pt" style:font-weight-asian="bold" style:font-weight-complex="bold"/>
    </style:style>
    <style:style style:name="Heading_20_6" style:display-name="Heading 6" style:family="paragraph" style:parent-style-name="Standard" style:next-style-name="Text_20_body" style:default-outline-level="6" style:class="text">
      <style:paragraph-properties fo:line-height="112%"/>
      <style:text-properties fo:color="#7f7f7f" style:font-name="Cambria" fo:font-size="11pt" fo:font-style="italic" fo:font-weight="bold" style:font-size-asian="11pt"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text-properties style:font-name="Cambria" fo:font-size="11pt" fo:font-style="italic" style:font-size-asian="11pt" style:font-style-asian="italic" style:font-style-complex="italic"/>
    </style:style>
    <style:style style:name="Heading_20_8" style:display-name="Heading 8" style:family="paragraph" style:parent-style-name="Standard" style:next-style-name="Text_20_body" style:default-outline-level="8" style:class="text">
      <style:text-properties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text-properties style:font-name="Cambria" fo:font-size="10pt" fo:letter-spacing="0.0035in" fo:font-style="italic" style:font-size-asian="10pt" style:font-style-asian="italic" style:font-size-complex="10pt" style:font-style-complex="italic"/>
    </style:style>
    <style:style style:name="Title" style:family="paragraph" style:parent-style-name="Standard" style:next-style-name="Subtitle" style:default-outline-level="" style:class="chapter">
      <style:paragraph-properties fo:line-height="100%" fo:text-align="center" style:justify-single-word="false" fo:padding-left="0in" fo:padding-right="0in" fo:padding-top="0in" fo:padding-bottom="0.0138in" fo:border-left="none" fo:border-right="none" fo:border-top="none" fo:border-bottom="0.51pt solid #00000a"/>
      <style:text-properties style:font-name="Cambria" fo:font-size="26pt" fo:letter-spacing="0.0035in" fo:font-weight="bold"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in" fo:margin-bottom="0.4165in" fo:text-align="center" style:justify-single-word="false"/>
      <style:text-properties style:font-name="Cambria" fo:font-size="14pt" fo:letter-spacing="0.0091in" fo:font-style="italic" style:font-size-asian="14pt" style:font-style-asian="italic" style:font-size-complex="12pt" style:font-style-complex="italic"/>
    </style:style>
    <style:style style:name="No_20_Spacing" style:display-name="No Spacing" style:family="paragraph" style:parent-style-name="Standard" style:default-outline-level="">
      <style:paragraph-properties fo:line-height="100%"/>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uote" style:family="paragraph" style:parent-style-name="Standard" style:default-outline-level="">
      <style:paragraph-properties fo:margin-left="0.25in" fo:margin-right="0.25in" fo:margin-top="0.139in" fo:margin-bottom="0in" fo:text-indent="0in" style:auto-text-indent="false"/>
      <style:text-properties fo:font-size="11pt" fo:font-style="italic" style:font-size-asian="11pt" style:font-style-asian="italic" style:font-style-complex="italic"/>
    </style:style>
    <style:style style:name="Intense_20_Quote" style:display-name="Intense Quote" style:family="paragraph" style:parent-style-name="Standard" style:default-outline-level="">
      <style:paragraph-properties fo:margin-left="0.7in" fo:margin-right="0.8in" fo:margin-top="0.139in" fo:margin-bottom="0.1945in" fo:text-align="justify" style:justify-single-word="false" fo:text-indent="0in" style:auto-text-indent="false" fo:padding-left="0in" fo:padding-right="0in" fo:padding-top="0in" fo:padding-bottom="0.0138in" fo:border-left="none" fo:border-right="none" fo:border-top="none" fo:border-bottom="0.51pt solid #00000a"/>
      <style:text-properties fo:font-size="11pt" fo:font-style="italic" fo:font-weight="bold" style:font-size-asian="11pt"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mbria" fo:font-size="18pt" fo:font-weight="bold" style:font-size-asian="18pt" style:font-weight-asian="bold" style:font-size-complex="14pt" style:font-weight-complex="bold"/>
    </style:style>
    <style:style style:name="Überschrift_20_2_20_Zchn" style:display-name="Überschrift 2 Zchn" style:family="text" style:parent-style-name="Default_20_Paragraph_20_Font">
      <style:text-properties style:font-name="Cambria" fo:font-size="13pt" fo:font-weight="bold" style:font-size-asian="13pt" style:font-weight-asian="bold" style:font-size-complex="13pt" style:font-weight-complex="bold"/>
    </style:style>
    <style:style style:name="Überschrift_20_3_20_Zchn" style:display-name="Überschrift 3 Zchn" style:family="text" style:parent-style-name="Default_20_Paragraph_20_Font">
      <style:text-properties style:font-name="Cambria" fo:font-weight="bold" style:font-weight-asian="bold" style:font-weight-complex="bold"/>
    </style:style>
    <style:style style:name="Überschrift_20_4_20_Zchn" style:display-name="Überschrift 4 Zchn" style:family="text" style:parent-style-name="Default_20_Paragraph_20_Font">
      <style:text-properties style:font-name="Cambria" fo:font-style="italic" fo:font-weight="bold" style:font-style-asian="italic" style:font-weight-asian="bold" style:font-style-complex="italic" style:font-weight-complex="bold"/>
    </style:style>
    <style:style style:name="Überschrift_20_5_20_Zchn" style:display-name="Überschrift 5 Zchn" style:family="text" style:parent-style-name="Default_20_Paragraph_20_Font">
      <style:text-properties fo:color="#7f7f7f" style:font-name="Cambria" fo:font-weight="bold" style:font-weight-asian="bold" style:font-weight-complex="bold"/>
    </style:style>
    <style:style style:name="Überschrift_20_6_20_Zchn" style:display-name="Überschrift 6 Zchn" style:family="text" style:parent-style-name="Default_20_Paragraph_20_Font">
      <style:text-properties fo:color="#7f7f7f" style:font-name="Cambria" fo:font-style="italic" fo:font-weight="bold" style:font-style-asian="italic" style:font-weight-asian="bold" style:font-style-complex="italic" style:font-weight-complex="bold"/>
    </style:style>
    <style:style style:name="Überschrift_20_7_20_Zchn" style:display-name="Überschrift 7 Zchn" style:family="text" style:parent-style-name="Default_20_Paragraph_20_Font">
      <style:text-properties style:font-name="Cambria" fo:font-style="italic" style:font-style-asian="italic" style:font-style-complex="italic"/>
    </style:style>
    <style:style style:name="Überschrift_20_8_20_Zchn" style:display-name="Überschrift 8 Zchn" style:family="text" style:parent-style-name="Default_20_Paragraph_20_Font">
      <style:text-properties style:font-name="Cambria" fo:font-size="10pt" style:font-size-asian="10pt" style:font-size-complex="10pt"/>
    </style:style>
    <style:style style:name="Überschrift_20_9_20_Zchn" style:display-name="Überschrift 9 Zchn" style:family="text" style:parent-style-name="Default_20_Paragraph_20_Font">
      <style:text-properties style:font-name="Cambria" fo:font-size="10pt" fo:letter-spacing="0.0035in" fo:font-style="italic" style:font-size-asian="10pt" style:font-style-asian="italic" style:font-size-complex="10pt" style:font-style-complex="italic"/>
    </style:style>
    <style:style style:name="Titel_20_Zchn" style:display-name="Titel Zchn" style:family="text" style:parent-style-name="Default_20_Paragraph_20_Font">
      <style:text-properties style:font-name="Cambria" fo:font-size="26pt" fo:letter-spacing="0.0035in" style:font-size-asian="26pt" style:font-size-complex="26pt"/>
    </style:style>
    <style:style style:name="Untertitel_20_Zchn" style:display-name="Untertitel Zchn" style:family="text" style:parent-style-name="Default_20_Paragraph_20_Font">
      <style:text-properties style:font-name="Cambria" fo:font-size="12pt" fo:letter-spacing="0.0091in"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fo:background-color="#ffffff" style:font-style-asian="italic" style:font-weight-asian="bold" style:font-style-complex="italic" style:font-weight-complex="bold"/>
    </style:style>
    <style:style style:name="Anführungszeichen_20_Zchn" style:display-name="Anführungszeichen Zchn" style:family="text" style:parent-style-name="Default_20_Paragraph_20_Font">
      <style:text-properties fo:font-style="italic" style:font-style-asian="italic" style:font-style-complex="italic"/>
    </style:style>
    <style:style style:name="Intensives_20_Anführungszeichen_20_Zchn" style:display-name="Intensives Anführungszeichen Zchn"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hr Benutzername</meta:initial-creator>
    <dc:creator>Darius </dc:creator>
    <meta:editing-cycles>5</meta:editing-cycles>
    <meta:creation-date>2012-04-22T11:00:00</meta:creation-date>
    <dc:date>2012-04-25T22:20:08</dc:date>
    <meta:editing-duration>PT1M55S</meta:editing-duration>
    <meta:generator>LibreOffice/3.4$Linux LibreOffice_project/340m1$Build-402</meta:generator>
    <meta:document-statistic meta:table-count="0" meta:image-count="0" meta:object-count="0" meta:page-count="4" meta:paragraph-count="90" meta:word-count="563" meta:character-count="4055" meta:non-whitespace-character-count="33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